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3cb0c" officeooo:paragraph-rsid="0003cb0c" style:font-size-asian="14pt" style:font-size-complex="16pt"/>
    </style:style>
    <style:style style:name="P2" style:family="paragraph" style:parent-style-name="Standard">
      <style:paragraph-properties fo:text-align="start" style:justify-single-word="false"/>
      <style:text-properties fo:font-size="12pt" officeooo:rsid="0003cb0c" officeooo:paragraph-rsid="0003cb0c" style:font-size-asian="10.5pt" style:font-size-complex="12pt"/>
    </style:style>
    <style:style style:name="P3" style:family="paragraph" style:parent-style-name="Standard">
      <style:paragraph-properties fo:text-align="start" style:justify-single-word="false"/>
      <style:text-properties fo:font-size="12pt" officeooo:rsid="00064f75" officeooo:paragraph-rsid="0003cb0c" style:font-size-asian="10.5pt" style:font-size-complex="12pt"/>
    </style:style>
    <style:style style:name="P4" style:family="paragraph" style:parent-style-name="Standard">
      <style:paragraph-properties fo:text-align="start" style:justify-single-word="false"/>
      <style:text-properties fo:font-size="12pt" officeooo:rsid="00064f75" officeooo:paragraph-rsid="000b38e6" style:font-size-asian="10.5pt" style:font-size-complex="12pt"/>
    </style:style>
    <style:style style:name="P5" style:family="paragraph" style:parent-style-name="Standard">
      <style:paragraph-properties fo:text-align="start" style:justify-single-word="false"/>
      <style:text-properties fo:font-size="12pt" fo:font-weight="normal" officeooo:rsid="00074fd2" officeooo:paragraph-rsid="00074fd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74fd2" officeooo:paragraph-rsid="000983e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7a456" officeooo:paragraph-rsid="0007a45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b8746" officeooo:paragraph-rsid="000b8746"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fo:font-size="14pt" fo:font-weight="bold" officeooo:rsid="000719bb" officeooo:paragraph-rsid="000719bb"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fo:font-weight="bold" officeooo:rsid="000af2d6" officeooo:paragraph-rsid="000af2d6"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074fd2" officeooo:paragraph-rsid="00074fd2" style:font-size-asian="12.25pt" style:font-weight-asian="bold" style:font-size-complex="14pt" style:font-weight-complex="bold"/>
    </style:style>
    <style:style style:name="P12" style:family="paragraph" style:parent-style-name="Standard">
      <style:paragraph-properties fo:text-align="center" style:justify-single-word="false"/>
      <style:text-properties fo:font-size="18pt" fo:font-weight="bold" officeooo:rsid="0003cb0c" officeooo:paragraph-rsid="0003cb0c" style:font-size-asian="18pt" style:font-weight-asian="bold" style:font-size-complex="18pt" style:font-weight-complex="bold"/>
    </style:style>
    <style:style style:name="T1" style:family="text">
      <style:text-properties officeooo:rsid="0003cb0c"/>
    </style:style>
    <style:style style:name="T2" style:family="text">
      <style:text-properties officeooo:rsid="000555ca"/>
    </style:style>
    <style:style style:name="T3" style:family="text">
      <style:text-properties officeooo:rsid="00074fd2"/>
    </style:style>
    <style:style style:name="T4" style:family="text">
      <style:text-properties officeooo:rsid="0007a456"/>
    </style:style>
    <style:style style:name="T5" style:family="text">
      <style:text-properties officeooo:rsid="000814c7"/>
    </style:style>
    <style:style style:name="T6" style:family="text">
      <style:text-properties officeooo:rsid="000983e5"/>
    </style:style>
    <style:style style:name="T7" style:family="text">
      <style:text-properties officeooo:rsid="000b38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dventureLand platformer game</text:p>
      <text:p text:style-name="P1"/>
      <text:p text:style-name="P11">General structure</text:p>
      <text:p text:style-name="P11"/>
      <text:p text:style-name="P5">The main class for the program is the Game class. It contains various classes that handle different aspects of the game, such as the renderer or input manager. It also contains the main game loop. </text:p>
      <text:p text:style-name="P5"/>
      <text:p text:style-name="P7">Tick-class handles game/draw tick functions (if tick has passed and how long the tick actually was).</text:p>
      <text:p text:style-name="P5"/>
      <text:p text:style-name="P7">Hud tracks player health and lives and shows pause text when needed.</text:p>
      <text:p text:style-name="P5"/>
      <text:p text:style-name="P5">LevelManager contains all the levels and handles the level switching when current level is notified. It also handles initializing said levels when the game starts.</text:p>
      <text:p text:style-name="P5"/>
      <text:p text:style-name="P5">Camera focuses to a certain point in the game world. In our game there is only a single camera type, EntityTrackingCamera, that tracks the player.</text:p>
      <text:p text:style-name="P5"/>
      <text:p text:style-name="P5">Renderer handles the drawing of the entities. It holds the various textures through SpriteManager class. The renderer receives the list of entities that should be drawed. It first removes any entities from the list that are not visible on the screen, then sorts them by draw priority to ascending order. This ensures that high priority sprites are drawn on top. The culling ensures that the sorting shouldn't take too much time.</text:p>
      <text:p text:style-name="P5"/>
      <text:p text:style-name="P5">WindowManager handles window management. The game has a primitive windowing system that has draggable windows with proper z-level handling, text boxes and buttons. These are mainly used to display notification texts to the player.</text:p>
      <text:p text:style-name="P5"/>
      <text:p text:style-name="P5">InputManager handles the input devices. Any entity or class interested <text:span text:style-name="T7">in</text:span> the input data must register a handler. Currently mouse is used by the windowmanager, otherwise keyboard is used. Other devices such as joysticks and controllers should be trivial to add as the <text:span text:style-name="T4">controller inputs are mapped to Action-values and as such the other parts of the game are not aware of the actual input device used.</text:span></text:p>
      <text:p text:style-name="P5"/>
      <text:p text:style-name="P7"><text:span text:style-name="T4">S</text:span>oundManager manages both music and sound effects. <text:span text:style-name="T5">Music will play in loop, effects are played when the manager receives requests.</text:span></text:p>
      <text:p text:style-name="P1"/>
      <text:p text:style-name="P9">Entities and message handling</text:p>
      <text:p text:style-name="P1"/>
      <text:p text:style-name="P2">The game is based on component based entity system architecture. Each game object is entity whose behaviour and abilities are determined by the components and scripts associated with it. Components communicate through message queue implemented by MessageProcessor class that is inherited by any class that needs to handle messages. </text:p>
      <text:p text:style-name="P2"/>
      <text:p text:style-name="P2">Components can register message handler to their owner's message system. These handlers are then called when message with appropriate type is encou<text:span text:style-name="T7">n</text:span>tered. Handlers have a priority value and a right to prevent any subsequent handlers from receiving the message. For example, health component register normal priority handler for damage messages, and adjusts hit points\lives as it receives <text:span text:style-name="T2">these</text:span> messages. Invulnerability script on the other hand registers high priority handler that prevents any damage messages from passing when invulnerability <text:span text:style-name="T2">is active. </text:span></text:p>
      <text:p text:style-name="P3"/>
      <text:p text:style-name="P4"><text:soft-page-break/>Level, LevelManager and Game classes also inherit MessageProcessor. Each <text:span text:style-name="T3">class</text:span> serves as a parent for their children's message processors (eg. Game serves as parent for LevelManager which is parent for levels). When <text:span text:style-name="T3">a </text:span>message is <text:span text:style-name="T1">encountered</text:span> <text:span text:style-name="T3">with </text:span>no handlers <text:span text:style-name="T3">registered</text:span>, it's passed to the parent. This allows lower levels to pass notifications or service requests to higher levels. For example, components may send PlaySoundEffectMessages that are handled by the SoundManager class which has registered a message handler to <text:span text:style-name="T3">the </text:span>Game class.</text:p>
      <text:p text:style-name="P2"/>
      <text:p text:style-name="P2">In principle, each component should be completely independent and unaware of any other components and merely send and receive messages. In practice in our case we took some shortcuts to hasten development (example: various scripts and components querying faction component directly rather than going through the messaging system).</text:p>
      <text:p text:style-name="P2"/>
      <text:p text:style-name="P11">Collision detection</text:p>
      <text:p text:style-name="P11"/>
      <text:p text:style-name="P5">----<text:span text:style-name="T6">Insert the description of the basic idea of the collision detection here ----- </text:span></text:p>
      <text:p text:style-name="P5"/>
      <text:p text:style-name="P6">Originally <text:span text:style-name="T6">collision checker received a single lists containing all the entities that the level had. As the checker scales O(n^2) timewise, this turned out to be too ineffective, with fps dropping dramatically as the number of entities in the gameworld increased. </text:span></text:p>
      <text:p text:style-name="P6"/>
      <text:p text:style-name="P6"><text:span text:style-name="T6">The first optimization we implemented was splitting the entities into two lists; one containing active entities such as the player, bullets and enemies and other containing all the static entities. The collision checker would not check if static entities collide with each other, improving the scaling from O(n^2) to O(m^2 + m*l) where m is number of active entities, l is number of static entities, n = m + l and m &lt;&lt; n. As an example, assuming n = 100, m = 10, l = 90, this is O(10000) vs O(1000)</text:span></text:p>
      <text:p text:style-name="P6"/>
      <text:p text:style-name="P6"><text:span text:style-name="T6">However we still faced two problems: our ground tiles are fairly small and each tile contained a collision component. Secondly any static entities that have no collision component would still be passed to collision checker. Even though these entities would immediately be ignored as they have no collision component, they still increased the workload. We started again facing performance issues when our static list had ~10000 entities. <text:s/></text:span></text:p>
      <text:p text:style-name="P6"/>
      <text:p text:style-name="P6"><text:span text:style-name="T6">We solved this problem by further splitting the static list into two list; static collidables and static entities. Static entities would contain entities that have no collision component and would never be passed to the collision checker. Static collidables list would contain the static entities with collision component. We then optimized our level generation by splitting the graphics representation of the level <text:s/>from collision entities. Essentially we merged multiple adjacents small collision areas into single big areas that overlap multiple graphics entities. This cuts down the number of collision components that must be handled by the collision checker.</text:span></text:p>
      <text:p text:style-name="P2"/>
      <text:p text:style-name="P10">Extensions, improvements and shortcomings</text:p>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3M21S</meta:editing-duration>
    <meta:editing-cycles>10</meta:editing-cycles>
    <meta:generator>LibreOffice/4.1.3.2$Windows_x86 LibreOffice_project/70feb7d99726f064edab4605a8ab840c50ec57a</meta:generator>
    <dc:date>2013-12-07T14:11:01.156000000</dc:date>
    <meta:document-statistic meta:table-count="0" meta:image-count="0" meta:object-count="0" meta:page-count="2" meta:paragraph-count="23" meta:word-count="890" meta:character-count="5702" meta:non-whitespace-character-count="4828"/>
    <meta:user-defined meta:name="Info 1"/>
    <meta:user-defined meta:name="Info 2"/>
    <meta:user-defined meta:name="Info 3"/>
    <meta:user-defined meta:name="Info 4"/>
  </office:meta>
</office:document-meta>
</file>